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ED7D31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OURS DATA SCIENCE</text:p>
      <text:p text:style-name="P2">Début : Lundi 08 Juillet 2024</text:p>
      <text:p text:style-name="P3">Module 1 :<text:s/></text:p>
      <text:p text:style-name="P4">Résumé :</text:p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Dariel BAMANDJI</meta:initial-creator>
    <dc:creator>Nathan Dariel BAMANDJI</dc:creator>
    <meta:creation-date>2024-07-08T18:57:00Z</meta:creation-date>
    <dc:date>2024-07-08T19:05:00Z</dc:date>
    <meta:template xlink:href="Normal.dotm" xlink:type="simple"/>
    <meta:editing-cycles>1</meta:editing-cycles>
    <meta:editing-duration>PT480S</meta:editing-duration>
    <meta:document-statistic meta:page-count="1" meta:paragraph-count="1" meta:word-count="11" meta:character-count="71" meta:row-count="1" meta:non-whitespace-character-count="61"/>
  </office:meta>
</office:document-meta>
</file>